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4.2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70d4b"/>
    </style:style>
    <style:style style:name="P2" style:family="paragraph" style:parent-style-name="Text_20_body">
      <style:text-properties officeooo:rsid="000b820a" officeooo:paragraph-rsid="000b820a"/>
    </style:style>
    <style:style style:name="P3" style:family="paragraph" style:parent-style-name="Text_20_body">
      <style:text-properties officeooo:paragraph-rsid="000b820a"/>
    </style:style>
    <style:style style:name="P4" style:family="paragraph" style:parent-style-name="Text_20_body">
      <style:text-properties style:font-name="FreeMono" fo:font-size="9pt" officeooo:rsid="000b820a" officeooo:paragraph-rsid="000b820a" style:font-size-asian="9pt" style:font-size-complex="9pt"/>
    </style:style>
    <style:style style:name="P5" style:family="paragraph" style:parent-style-name="Text_20_body">
      <style:text-properties style:font-name="FreeMono" fo:font-size="9pt" officeooo:rsid="000b820a" officeooo:paragraph-rsid="000cb2f3" style:font-size-asian="9pt" style:font-size-complex="9pt"/>
    </style:style>
    <style:style style:name="P6" style:family="paragraph" style:parent-style-name="Text_20_body">
      <style:text-properties style:font-name="FreeMono" fo:font-size="9pt" officeooo:paragraph-rsid="000b820a" style:font-size-asian="9pt" style:font-size-complex="9pt"/>
    </style:style>
    <style:style style:name="P7" style:family="paragraph" style:parent-style-name="Text_20_body">
      <style:text-properties style:font-name="FreeMono" fo:font-size="9pt" officeooo:rsid="000cb2f3" officeooo:paragraph-rsid="000cb2f3" style:font-size-asian="9pt" style:font-size-complex="9pt"/>
    </style:style>
    <style:style style:name="P8" style:family="paragraph" style:parent-style-name="Text_20_body">
      <style:text-properties style:font-name="FreeMono" fo:font-size="7pt" officeooo:rsid="000b820a" officeooo:paragraph-rsid="000b820a" style:font-size-asian="7pt" style:font-size-complex="7pt"/>
    </style:style>
    <style:style style:name="P9" style:family="paragraph" style:parent-style-name="Text_20_body">
      <style:text-properties style:font-name="FreeMono" fo:font-size="7pt" officeooo:rsid="000b820a" officeooo:paragraph-rsid="000cbcd3" style:font-size-asian="7pt" style:font-size-complex="7pt"/>
    </style:style>
    <style:style style:name="P10" style:family="paragraph" style:parent-style-name="Text_20_body">
      <style:text-properties fo:language="en" fo:country="US" officeooo:rsid="000b820a" officeooo:paragraph-rsid="000b820a"/>
    </style:style>
    <style:style style:name="P11" style:family="paragraph" style:parent-style-name="Text_20_body">
      <style:text-properties officeooo:rsid="000cb2f3" officeooo:paragraph-rsid="000cb2f3"/>
    </style:style>
    <style:style style:name="P12" style:family="paragraph" style:parent-style-name="Text_20_body">
      <style:text-properties style:font-name="Liberation Serif" fo:font-size="12pt" fo:font-weight="normal" officeooo:rsid="000b820a" officeooo:paragraph-rsid="000cb2f3" style:font-size-asian="12pt" style:font-weight-asian="normal" style:font-size-complex="12pt" style:font-weight-complex="normal"/>
    </style:style>
    <style:style style:name="P13" style:family="paragraph" style:parent-style-name="Table_20_Contents">
      <style:text-properties style:font-name="Liberation Serif" fo:font-size="12pt" style:font-size-asian="12pt" style:font-size-complex="12pt"/>
    </style:style>
    <style:style style:name="P14" style:family="paragraph" style:parent-style-name="Table_20_Contents">
      <style:text-properties style:font-name="Liberation Serif" fo:font-size="12pt" officeooo:rsid="000b820a" officeooo:paragraph-rsid="000b820a" style:font-size-asian="12pt" style:font-size-complex="12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Text_20_body" style:list-style-name="L1">
      <style:text-properties officeooo:rsid="000b820a" officeooo:paragraph-rsid="000cb2f3"/>
    </style:style>
    <style:style style:name="P18" style:family="paragraph" style:parent-style-name="Text_20_body" style:list-style-name="L1">
      <style:text-properties style:font-name="FreeMono" fo:font-size="9pt" officeooo:rsid="000b820a" officeooo:paragraph-rsid="000cb2f3" style:font-size-asian="9pt" style:font-size-complex="9pt"/>
    </style:style>
    <style:style style:name="P19" style:family="paragraph" style:parent-style-name="Text_20_body">
      <style:text-properties style:font-name="FreeMono" fo:font-size="7pt" officeooo:rsid="000b820a" officeooo:paragraph-rsid="001025bc" style:font-size-asian="7pt" style:font-size-complex="7pt"/>
    </style:style>
    <style:style style:name="P20" style:family="paragraph" style:parent-style-name="Text_20_body">
      <style:text-properties officeooo:rsid="000cb2f3" officeooo:paragraph-rsid="001025bc"/>
    </style:style>
    <style:style style:name="P21" style:family="paragraph" style:parent-style-name="Heading_20_1">
      <style:text-properties fo:language="en" fo:country="US" officeooo:paragraph-rsid="00070d4b"/>
    </style:style>
    <style:style style:name="P22" style:family="paragraph" style:parent-style-name="Heading_20_2">
      <style:text-properties fo:language="en" fo:country="US" officeooo:paragraph-rsid="00070d4b"/>
    </style:style>
    <style:style style:name="P23" style:family="paragraph" style:parent-style-name="Heading_20_2">
      <style:text-properties officeooo:rsid="000b820a" officeooo:paragraph-rsid="000b820a"/>
    </style:style>
    <style:style style:name="P24" style:family="paragraph" style:parent-style-name="Heading_20_2" style:list-style-name="">
      <style:text-properties officeooo:rsid="000b820a"/>
    </style:style>
    <style:style style:name="P25" style:family="paragraph" style:parent-style-name="Heading_20_2" style:list-style-name="">
      <style:text-properties officeooo:rsid="00070d4b" officeooo:paragraph-rsid="00070d4b"/>
    </style:style>
    <style:style style:name="P26" style:family="paragraph" style:parent-style-name="Heading_20_2">
      <style:paragraph-properties fo:break-before="page"/>
    </style:style>
    <style:style style:name="T1" style:family="text">
      <style:text-properties officeooo:rsid="000b820a"/>
    </style:style>
    <style:style style:name="T2" style:family="text">
      <style:text-properties fo:font-weight="bold" style:font-weight-asian="bold" style:font-weight-complex="bold"/>
    </style:style>
    <style:style style:name="T3" style:family="text">
      <style:text-properties fo:font-weight="bold" officeooo:rsid="000b820a" style:font-weight-asian="bold" style:font-weight-complex="bold"/>
    </style:style>
    <style:style style:name="T4" style:family="text">
      <style:text-properties fo:font-weight="bold" officeooo:rsid="000cbcd3" style:font-weight-asian="bold" style:font-weight-complex="bold"/>
    </style:style>
    <style:style style:name="T5" style:family="text">
      <style:text-properties fo:font-weight="bold" officeooo:rsid="001025bc" style:font-weight-asian="bold" style:font-weight-complex="bold"/>
    </style:style>
    <style:style style:name="T6" style:family="text">
      <style:text-properties officeooo:rsid="000cb2f3"/>
    </style:style>
    <style:style style:name="T7" style:family="text">
      <style:text-properties style:font-name="FreeMono" fo:font-size="7pt" officeooo:rsid="001025bc" style:font-size-asian="7pt" style:font-size-complex="7pt"/>
    </style:style>
    <style:style style:name="T8" style:family="text">
      <style:text-properties officeooo:rsid="000cbcd3"/>
    </style:style>
    <style:style style:name="T9" style:family="text">
      <style:text-properties officeooo:rsid="001025b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449_397353901"/>How to <text:span text:style-name="T1">develop a new CRUD Object.</text:span><text:bookmark-end text:name="__RefHeading__449_397353901"/></text:h>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449_397353901" text:style-name="Index_20_Link" text:visited-style-name="Index_20_Link">How to develop a new CRUD Object.<text:tab/>1</text:a></text:p>
          <text:p text:style-name="P16"><text:a xlink:type="simple" xlink:href="#__RefHeading__451_397353901" text:style-name="Index_20_Link" text:visited-style-name="Index_20_Link">Aim<text:tab/>1</text:a></text:p>
          <text:p text:style-name="P16"><text:a xlink:type="simple" xlink:href="#__RefHeading__453_397353901" text:style-name="Index_20_Link" text:visited-style-name="Index_20_Link">Global code package structure<text:tab/>1</text:a></text:p>
          <text:p text:style-name="P16"><text:a xlink:type="simple" xlink:href="#__RefHeading__455_397353901" text:style-name="Index_20_Link" text:visited-style-name="Index_20_Link">Entity<text:tab/>2</text:a></text:p>
          <text:p text:style-name="P16"><text:a xlink:type="simple" xlink:href="#__RefHeading__457_397353901" text:style-name="Index_20_Link" text:visited-style-name="Index_20_Link">Service<text:tab/>3</text:a></text:p>
          <text:p text:style-name="P16"><text:a xlink:type="simple" xlink:href="#__RefHeading__459_397353901" text:style-name="Index_20_Link" text:visited-style-name="Index_20_Link">DAO<text:tab/>5</text:a></text:p>
        </text:index-body>
      </text:table-of-content>
      <text:p text:style-name="P1"/>
      <text:p text:style-name="P1"/>
      <text:h text:style-name="P22" text:outline-level="2"><text:bookmark-start text:name="__RefHeading__451_397353901"/>Aim<text:bookmark-end text:name="__RefHeading__451_397353901"/></text:h>
      <text:p text:style-name="P10">Define the standard in order to develop the CRUD command from database table to Java object.</text:p>
      <text:h text:style-name="P23" text:outline-level="2"><text:bookmark-start text:name="__RefHeading__453_397353901"/>Global code package structure <text:s/><text:bookmark-end text:name="__RefHeading__453_397353901"/></text:h>
      <table:table table:name="Table1" table:style-name="Table1">
        <table:table-column table:style-name="Table1.A"/>
        <table:table-column table:style-name="Table1.B"/>
        <table:table-column table:style-name="Table1.C"/>
        <table:table-row>
          <table:table-cell table:style-name="Table1.A1" office:value-type="string">
            <text:p text:style-name="P14">Entity</text:p>
          </table:table-cell>
          <table:table-cell table:style-name="Table1.A1" office:value-type="string">
            <text:p text:style-name="P13"/>
          </table:table-cell>
          <table:table-cell table:style-name="Table1.C1" office:value-type="string">
            <text:p text:style-name="P6"><text:bookmark-start text:name="__DdeLink__468_397353901"/><text:span text:style-name="T1">org.cerberus.</text:span><text:span text:style-name="T3">crud.entity</text:span><text:bookmark-end text:name="__DdeLink__468_397353901"/></text:p>
            <text:p text:style-name="P4"><text:s text:c="2"/>XXX.java</text:p>
          </table:table-cell>
        </table:table-row>
        <table:table-row>
          <table:table-cell table:style-name="Table1.A2" office:value-type="string">
            <text:p text:style-name="P14">Service</text:p>
          </table:table-cell>
          <table:table-cell table:style-name="Table1.A2" office:value-type="string">
            <text:p text:style-name="P14">Interface</text:p>
          </table:table-cell>
          <table:table-cell table:style-name="Table1.C2" office:value-type="string">
            <text:p text:style-name="P4">org.cerberus.<text:span text:style-name="T2">crud.service</text:span></text:p>
            <text:p text:style-name="P4"><text:s text:c="2"/>XXX.java</text:p>
          </table:table-cell>
        </table:table-row>
        <table:table-row>
          <table:table-cell table:style-name="Table1.A2" office:value-type="string">
            <text:p text:style-name="P14">Service</text:p>
          </table:table-cell>
          <table:table-cell table:style-name="Table1.A2" office:value-type="string">
            <text:p text:style-name="P14">Implementation</text:p>
          </table:table-cell>
          <table:table-cell table:style-name="Table1.C2" office:value-type="string">
            <text:p text:style-name="P4">org.cerberus.<text:span text:style-name="T2">crud.service.impl</text:span></text:p>
            <text:p text:style-name="P4"><text:s text:c="2"/><text:span text:style-name="T2">I</text:span>XXX.java</text:p>
          </table:table-cell>
        </table:table-row>
        <table:table-row>
          <table:table-cell table:style-name="Table1.A2" office:value-type="string">
            <text:p text:style-name="P14">DAO</text:p>
          </table:table-cell>
          <table:table-cell table:style-name="Table1.A2" office:value-type="string">
            <text:p text:style-name="P14">Interface</text:p>
          </table:table-cell>
          <table:table-cell table:style-name="Table1.C2" office:value-type="string">
            <text:p text:style-name="P4">org.cerberus.<text:span text:style-name="T2">crud.dao</text:span></text:p>
            <text:p text:style-name="P4"><text:s text:c="2"/>XXX<text:span text:style-name="T2">DAO</text:span>.java</text:p>
          </table:table-cell>
        </table:table-row>
        <table:table-row>
          <table:table-cell table:style-name="Table1.A2" office:value-type="string">
            <text:p text:style-name="P14">DAO</text:p>
          </table:table-cell>
          <table:table-cell table:style-name="Table1.A2" office:value-type="string">
            <text:p text:style-name="P14">Implementation</text:p>
          </table:table-cell>
          <table:table-cell table:style-name="Table1.C2" office:value-type="string">
            <text:p text:style-name="P4">org.cerberus.<text:span text:style-name="T2">crud.dao.impl</text:span> <text:s/></text:p>
            <text:p text:style-name="P4"><text:s text:c="2"/><text:span text:style-name="T2">I</text:span>XXX<text:span text:style-name="T2">DAO</text:span>.java</text:p>
          </table:table-cell>
        </table:table-row>
        <table:table-row>
          <table:table-cell table:style-name="Table1.A2" office:value-type="string">
            <text:p text:style-name="P14">Factory</text:p>
          </table:table-cell>
          <table:table-cell table:style-name="Table1.A2" office:value-type="string">
            <text:p text:style-name="P14">Interface</text:p>
          </table:table-cell>
          <table:table-cell table:style-name="Table1.C2" office:value-type="string">
            <text:p text:style-name="P4">org.cerberus.<text:span text:style-name="T2">crud.factory</text:span></text:p>
            <text:p text:style-name="P4"><text:s text:c="2"/><text:span text:style-name="T2">IFactory</text:span>XXX.java</text:p>
          </table:table-cell>
        </table:table-row>
        <table:table-row>
          <table:table-cell table:style-name="Table1.A2" office:value-type="string">
            <text:p text:style-name="P14">Factory</text:p>
          </table:table-cell>
          <table:table-cell table:style-name="Table1.A2" office:value-type="string">
            <text:p text:style-name="P14">Implementation</text:p>
          </table:table-cell>
          <table:table-cell table:style-name="Table1.C2" office:value-type="string">
            <text:p text:style-name="P4">org.cerberus.<text:span text:style-name="T2">crud.factory.impl</text:span></text:p>
            <text:p text:style-name="P4"><text:s text:c="2"/><text:span text:style-name="T2">Factory</text:span>XXX.java</text:p>
          </table:table-cell>
        </table:table-row>
      </table:table>
      <text:p text:style-name="P3"/>
      <text:h text:style-name="P26" text:outline-level="2"><text:bookmark-start text:name="__RefHeading__455_397353901"/>Entity<text:bookmark-end text:name="__RefHeading__455_397353901"/></text:h>
      <text:p text:style-name="P2">Entity should match exactly the database structure.</text:p>
      <text:p text:style-name="P11">All database entity should be in </text:p>
      <text:p text:style-name="P7"><text:span text:style-name="T1">org.cerberus.</text:span><text:span text:style-name="T3">crud.entity</text:span></text:p>
      <text:p text:style-name="P12">Any other need of entity should not be inside this package.</text:p>
      <text:h text:style-name="P24" text:outline-level="2"/>
      <text:h text:style-name="P26" text:outline-level="2"><text:bookmark-start text:name="__RefHeading__457_397353901"/>Service<text:bookmark-end text:name="__RefHeading__457_397353901"/></text:h>
      <text:p text:style-name="P9">public AnswerItem <text:span text:style-name="T2">readByKey</text:span>(String id);</text:p>
      <text:p text:style-name="P9">// Get the XXX object by the Key. NB : the key could include more than 1 field.</text:p>
      <text:p text:style-name="P9"/>
      <text:p text:style-name="P9">public AnswerItem <text:span text:style-name="T2">readByKey</text:span><text:span text:style-name="T4">Tech</text:span>(String id);</text:p>
      <text:p text:style-name="P9">// Get the XXX object by the <text:span text:style-name="T8">Technical </text:span>Key. NB : the key could include more than 1 field.</text:p>
      <text:p text:style-name="P9"/>
      <text:p text:style-name="P9">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4);</text:p>
      <text:p text:style-name="P8">// Get all the object XXX from database filtering by a set of specific field (YYY3 and YYY4 in this case).</text:p>
      <text:p text:style-name="P8"/>
      <text:p text:style-name="P8">public AnswerList <text:span text:style-name="T2">readByVarious2</text:span>(int yYY3, String yYY7, int yYY8);</text:p>
      <text:p text:style-name="P8">// Get all the object XXX from database filtering by a set of specific field (YYY3, YYY7 and YYY8 in this case).</text:p>
      <text:p text:style-name="P8"/>
      <text:p text:style-name="P9">public AnswerList <text:span text:style-name="T2">readBy</text:span><text:span text:style-name="T4">Object</text:span>(<text:span text:style-name="T8">XXX</text:span> <text:span text:style-name="T8">xXX</text:span>);</text:p>
      <text:p text:style-name="P9">// Get all the object XXX from database filtering by the specific <text:span text:style-name="T8">object XXX.</text:span></text:p>
      <text:p text:style-name="P9">// <text:span text:style-name="T8">If string null no filter.</text:span></text:p>
      <text:p text:style-name="P9"/>
      <text:p text:style-name="P9">boolean <text:span text:style-name="T4">e</text:span><text:span text:style-name="T2">xist</text:span>(String id);</text:p>
      <text:p text:style-name="P8">// true if the object exist false if does not exist. null if error.</text:p>
      <text:p text:style-name="P8"/>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8">public Answer <text:span text:style-name="T2">update</text:span>(XXX xXX);</text:p>
      <text:p text:style-name="P8">// Insert the XXX object in the database</text:p>
      <text:p text:style-name="P8"/>
      <text:p text:style-name="P19">public Answer <text:span text:style-name="T2">save</text:span>(XXX xXX);</text:p>
      <text:p text:style-name="P19"><text:soft-page-break/>// Save the object in the database. Ie Insert if not exist or Update if already exist. This serice is to be used if we don't know if the object exist in database at that stage.</text:p>
      <text:p text:style-name="P19">public <text:span text:style-name="T9">Xxx</text:span> <text:span text:style-name="T5">convert</text:span>(<text:span text:style-name="T9">AnswerItem answerItem</text:span>) <text:span text:style-name="T9">throws CerberusException</text:span>;</text:p>
      <text:p text:style-name="P19">// <text:span text:style-name="T9">Convert AnswerItem to the object. Throw exception in case of issue reported in AnswerItem</text:span>.</text:p>
      <text:p text:style-name="P19">public <text:span text:style-name="T9">List&lt;Xxx&gt; </text:span><text:span text:style-name="T5">convert</text:span><text:span text:style-name="T9">(AnswerList answerList) throws CerberusException</text:span>;</text:p>
      <text:p text:style-name="P19">// <text:span text:style-name="T9">Convert AnswerList to the List of object. Throw exception in case of issue reported in AnswerList</text:span>.</text:p>
      <text:p text:style-name="P19"><text:span text:style-name="T9">public void </text:span><text:span text:style-name="T5">convert</text:span><text:span text:style-name="T9">(Answer answer) throws CerberusException</text:span>;</text:p>
      <text:p text:style-name="P19">// <text:span text:style-name="T9">Throw exception in case of issue reported in Answer</text:span>.</text:p>
      <text:p text:style-name="P19"/>
      <text:p text:style-name="P20">Notes</text:p>
      <text:list xml:id="list980397447335260509" text:style-name="L1">
        <text:list-item>
          <text:p text:style-name="P17">No more use of Cerberusexception <text:span text:style-name="T9">(appart from convert methods)</text:span>.</text:p>
        </text:list-item>
        <text:list-item>
          <text:p text:style-name="P17">We get the final object <text:span text:style-name="T6">and trapp potencial error </text:span>with <text:span text:style-name="T9">(or use the convert methods) </text:span>:</text:p>
          <text:p text:style-name="P18">AnswerList resp = xXXService.readXxxListByYYYByCriteria(YYY, startPosition, length, columnName, sort, searchParameter, "");</text:p>
          <text:p text:style-name="P18">JSONArray jsonArray = new JSONArray();</text:p>
          <text:p text:style-name="P18">boolean userHasPermissions = request.isUserInRole("IntegratorRO");</text:p>
          <text:p text:style-name="P18">if (resp.isCodeEquals(MessageEventEnum.DATA_OPERATION_OK.getCode())) { <text:s/>//the service was able to perform the query, then we should get all values</text:p>
          <text:list>
            <text:list-header>
              <text:p text:style-name="P18">for (XXX xXX : (List&lt;XXX&gt;) resp.getDataList()) {</text:p>
            </text:list-header>
          </text:list>
        </text:list-item>
      </text:list>
      <text:p text:style-name="P5"><text:tab/><text:tab/>jsonArray.put(convertApplicationToJSONObject(xXX)); // Perform your operation here on xXX</text:p>
      <text:list xml:id="list205919968042926" text:continue-numbering="true" text:style-name="L1">
        <text:list-item>
          <text:list>
            <text:list-header>
              <text:p text:style-name="P18">}</text:p>
            </text:list-header>
          </text:list>
          <text:p text:style-name="P18">}</text:p>
        </text:list-item>
      </text:list>
      <text:h text:style-name="P26" text:outline-level="2"><text:bookmark-start text:name="__RefHeading__459_397353901"/>DAO<text:bookmark-end text:name="__RefHeading__459_397353901"/></text:h>
      <text:p text:style-name="P9">public AnswerItem <text:span text:style-name="T2">readByKey</text:span>(String id);</text:p>
      <text:p text:style-name="P9">// Get the XXX object by the Key. NB : the key could include more than 1 field.</text:p>
      <text:p text:style-name="P9"/>
      <text:p text:style-name="P9">public AnswerItem <text:span text:style-name="T2">readByKey</text:span><text:span text:style-name="T4">Tech</text:span>(String id);</text:p>
      <text:p text:style-name="P9">// Get the XXX object by the Key. NB : the key could include more than 1 field.</text:p>
      <text:p text:style-name="P9"/>
      <text:p text:style-name="P9">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Optional as readXXXByCriteria service could also reuse readXXXByYYY1ByCriteria with null YYY1.</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3);</text:p>
      <text:p text:style-name="P8">// Get all the object XXX from database filtering by a set of specific field (YYY3 and YYY4 in this case).</text:p>
      <text:p text:style-name="P8"/>
      <text:p text:style-name="P8">public AnswerList <text:span text:style-name="T2">readByVarious2</text:span>(int yYY3, String yYY3, int yYY5);</text:p>
      <text:p text:style-name="P8">// Get all the object XXX from database filtering by a set of specific field (YYY3, YYY7 and YYY8 in this case).</text:p>
      <text:p text:style-name="P8"/>
      <text:p text:style-name="P9">public AnswerList <text:span text:style-name="T2">readBy</text:span><text:span text:style-name="T4">Object</text:span>(<text:span text:style-name="T8">XXX</text:span> <text:span text:style-name="T8">xXX</text:span>);</text:p>
      <text:p text:style-name="P9">// Get all the object XXX from database filtering by the specific <text:span text:style-name="T8">object XXX.</text:span></text:p>
      <text:p text:style-name="P9">// <text:span text:style-name="T8">If string null no filter.</text:span></text:p>
      <text:p text:style-name="P9"/>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8">public Answer <text:span text:style-name="T2">update</text:span>(XXX xXX);</text:p>
      <text:p text:style-name="P8">// Insert the XXX object in the database</text:p>
      <text:p text:style-name="P8"/>
      <text:p text:style-name="P8">public XXX <text:span text:style-name="T2">loadFromResultSet</text:span>(ResultSet rs) throws SQLException;</text:p>
      <text:p text:style-name="P8">// Create the object XXX from the the ResultSet rs. Ie mapps the database field to Java Object XXX.</text:p>
      <text:h text:style-name="P25"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Standard">
      <style:paragraph-properties fo:margin-left="0in" fo:margin-right="0in" fo:text-align="start" style:justify-single-word="false" fo:text-indent="0in" style:auto-text-indent="false" fo:background-color="#eeeeee" fo:padding="0.0398in" fo:border="0.06pt dotted #cccccc" style:shadow="none">
        <style:tab-stops/>
        <style:background-image/>
      </style:paragraph-properties>
      <style:text-properties style:font-name="Courier 10 Pitch" fo:font-family="'Courier 10 Pitch'" style:font-style-name="Normal"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1:17:56.446613526</meta:creation-date>
    <dc:date>2015-09-18T20:59:18.745579794</dc:date>
    <meta:editing-duration>PT28S</meta:editing-duration>
    <meta:editing-cycles>8</meta:editing-cycles>
    <meta:generator>LibreOffice/4.2.8.2$Linux_X86_64 LibreOffice_project/420m0$Build-2</meta:generator>
    <meta:document-statistic meta:table-count="1" meta:image-count="0" meta:object-count="0" meta:page-count="6" meta:paragraph-count="123" meta:word-count="882" meta:character-count="5857" meta:non-whitespace-character-count="5085"/>
  </office:meta>
</office:document-meta>
</file>